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6.336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21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3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1 AAAI AAAI Conference on Artificial Intelligence </text:p>
          </table:table-cell>
          <table:table-cell table:style-name="ce3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 ACL-SIGSEM ACL SIGSEM Workshop on Preposi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 CCS ACM Conference on Computer and Communications Securit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 CSCW ACM Conference on Computer Supported Cooperative Work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 EC ACM Conference on Electronic Commer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 SENSYS ACM Conference on Embedded Networked Sensor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 EMSOFT ACM Conference on Embedded Softwar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 Hypertext ACM Conference on Hypertext and Hypermedia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 SIGMETRICS ACM Conference on Measurement and Modelling of Computing Systems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 DUX ACM Designing for User Experience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1 GLSVLSI ACM Great Lakes Symposium on VLSI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2 Group ACM Group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 JCDL ACM IEEE Joint Conference on Digital Librari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4 SIGGRAPH ACM International Conference on Computer Graphics and Interactive Technique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5 CF ACM International Conference on Computing Frontier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6 SIGDOC ACM International Conference on Design of Communic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 CIVR ACM International Conference on Image and Video Retrieval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8 IAT ACM International Conference on Intelligent Agent Technolog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9 MOBICOM ACM International Conference on Mobile Computing and Network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 ICS ACM International Conference on Supercomput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1 ACM-GIS ACM International Symposium on Advances in Geographic Information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2 ISCA ACM International Symposium on Computer Architecture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3 ISPD ACM International Symposium on Physical Desig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4 IWCMC ACM International Wireless Communications and Mobile Computing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5 MobiWac ACM International Workshop on Mobility Management and Wireless Acces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6 MIR ACM International Workshop on Multimedia Information Retrieval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7 PE-WASUN ACM International Workshop on Performance Evaluation of Wireless Ad Hoc_ Sensor_ and Ubiquitous Networks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8 VSSN ACM International Workshop on Video Surveillance and Sensor Network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 WIDM ACM International Workshop on Web Information and Data Management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0 ACM-MM ACM Multimedia Conference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1 RecSys ACM Recommender Systems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 PODS ACM SIGACT-SIGMOD-SIGART Symposium on Principles of Database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 SCA ACM SIGGRAPH / Eurographics Symposium on Computer Anim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 VRCIA ACM SIGGRAPH International Conference on Virtual-Reality Continuum and its Applications in Industry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5 Sandbox ACM SIGGRAPH Sandbox Symposium on Videogame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6 KDD ACM SIGACT-SIGMOD-SIGART Symposium on Principles of Database System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7 Mobisys ACM SIGMOBILE International Conference on Mobile Systems_ Applications and Servic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8 SIGMOD ACM SIGMOD International Conference on Management of Data Conference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9 LTCES ACM SIGPLAN Conference on Languages_ Tools_ and Compilers for Embedded Syste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0 FSE ACM SIGSOFT Conference on the Foundations of Software Engineer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 SSR ACM SIGSOFT Working Conference on Software Reusabilit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2 SIGCOMM ACM Special Interest Group on Data Communications Conference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3 MOBIHOC ACM Symposium of Mobile and Ad-hoc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4 SACMAT ACM Symposium on Access Control Models and Technologie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5 SAC ACM Symposium on Applied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6 DocEng ACM Symposium on Document Engineer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7 I3D ACM Symposium on Interactive 3D Graphics and Game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8 SPAA ACM Symposium on Parallel Algorithms and Architectur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9 PODC ACM Symposium on Principles of Distributed Comput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 STOC ACM Symposium on Theory of Comput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1 UIST ACM Symposium on User Interface Software and Technolog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2 VRST ACM Virtual Reality Software and Technolog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3 DRM ACM Workshop on Digital Rights Manag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4 WORM ACM Workshop on Recurring Malcod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5 SODA ACM-SIAM Symposium on Discrete Algorith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6 POPL ACM-SIGACT Symposium on Principles of Programming Languag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7 SOSP ACM-SIGOPS Symposium on Operating Systems Principl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8 PPDP ACM-SIGPLAN International Conference on Principles and Practice of Declarative Programm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9 PLDI ACM-SIGPLAN Symposium on Programming Language Design andImplementation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0 SC ACM/IEEE Conference on High Performance Networking and Comput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1 MODELS ACM/IEEE International Conference on Model-Driven Engineering Languages and System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2 MSWIM ACM/IEEE International Conference on Modelling_ Analysis and Simulation of Wireless and Mobile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3 ICSE ACM/IEEE International Conference on Software Engineer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4 SUPER ACM/IEEE Supercomputing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5 PADS ACM/IEEE/SCS Workshop on Parallel and Distributed Simul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6 Middleware ACM/IFIP/USENIX International Middleware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7 IMC ACM/SIGCOMM Internet Measurement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8 FPGA ACM/SIGDA International Symposium on Field-Programmable Gate Array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9 MMCN ACM/SPIE Multimedia Computing and Network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0 ACIVS Advanced Concepts for Intelligent Vision Systems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1 AiML Advances in Modal Logic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2 ABS Agent-based Simulation Workshop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3 AOIS Agent-Oriented Information Systems Workshop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4 ATT Agents in Traffic and Transportatio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5 AGILE Agile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6 AGILE AGILE Conference on Geographic Information Sci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7 ALEX Algorithms and Experiment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8 ACC American Control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9 AMCIS Americas Conference on Information System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0 OOPSLA Annual ACM Conference on Object-Oriented Programming_ Systems_ Languages and Application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1 SoCG Annual ACM Symposium on Computational Geometr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2 ACSAC Annual Computer Security Applications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3 ASIS&amp;T Annual Conference of the American Society for Information Science and Technolog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4 CogSci Annual Conference of the Cognitive Science Societ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5 EAMT Annual Conference of the European Association for Machine Transl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6 IECON Annual Conference of the IEEE Industrial Electronics Society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7 IAIM Annual Conference of the International Academy for Information Management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8 COLT Annual Conference on Computational Learning Theor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9 CSL Annual Conference on Computer Science Logic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0 EP Annual Conference on Evolutionary Programm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1 ITiCSE Annual Conference on Integrating Technology into Computer Science Educ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2 MOPTA Annual Conference on Modeling and Optimization: Theory and Application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3 IAW Annual IEEE Information Assurance Workshop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4 ECBS Annual IEEE International Conference and Workshop on the Engineering of Computer Base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5 PerCom Annual IEEE International Conference on Pervasive Computing and Communication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6 SIGIR Annual International ACM SIGIR Conference on Research &amp; Development in Information Retrieval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7 COMPSAC Annual International Computer Software and Applications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8 CASCON Annual International Conference on Computer Science and Software Engineer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 RECOMB Annual International Conference on Research in Computational Molecular Biolog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 CRYPTO Annual International Cryptology Conference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1 INFOCOM Annual Joint Conference of the IEEE Computer and Communications Societies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2 MMVR Annual Medicine Meets Virtual Reality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3 ANSS Annual Simulation Symposium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4 SEW Annual Software Engineering Workshop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5 CPM Annual Symposium on Combinatorial Pattern Match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6 AIA Artificial Intelligence and Applications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7 AIIDE Artificial Intelligence and Interactive Digital Entertain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8 ASE Automated Software Engineering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9 CIDR Biennial Conference on Innovative Data Systems Research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10 NyirCrypt Central European Conference on Cryptograph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11 CLUSTER Cluster Computing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12 CollECTeR Collaborative Electronic Commerce Technology and Research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13 SIROCCO Colloquium on Structural Information and Communication Complexit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14 CITB Complexity and Info-Theoretic Approaches to Biology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15 CiE Computability in Europe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16 CTAC Computational Techniques and Applications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17 CASA Computer Animation and Social Agent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18 CGI Computer Graphics International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19 CATE Computers and Advanced Technology in Educ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20 CSCL Conference in Computer Supported Collaborative Learn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21 UAI Conference in Uncertainty in Artifical Intellig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22 EACL Conference of the European Chapter of the Association for Computational Linguistic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23 ARVLSI Conference on Advanced Research in VLSI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24 CAIA Conference on Artificial Intelligence for Application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25 AIME Conference on Artificial Intelligence in Medicine in Europ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26 AIPS Conference on Artificial Intelligence Planning System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27 ALIO/EURO Conference on Combinatorial Optimiz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28 CHARME Conference on Correct Hardware Design and Verification Method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29 EMNLP Conference on Empirical Methods in Natural Language Process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0 CHI Conference on Human Factors in Computing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1 IAAI Conference on Innovative Applications in Artificial Intellig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2 IPCO Conference on Integer Programming and Combinatorial Optimiz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3 CICLING Conference on Intelligent Text Processing and Computational Linguistic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4 ITSC Conference on Intelligent Transportation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5 CoNLL Conference on Natural Language Learn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6 CSEE&amp;T Conference on Software Engineering Education and Train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7 CSM Conference on Software Maintena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8 COSIT Conference on Spatial Information Theor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39 CONQUEST Conquest International Conference on Quality Engineering in Software Technology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40 CL Corpus Linguistics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41 CC Creativity and Cognition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42 CLEF Cross Language Evaluation Forum Workshop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43 DCC Data Compression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44 DCCS Dependable Computing and Communications Symposium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45 DAC Design Automation Conference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46 DASD Design_ Analysis_ and Simulation of Distributed Systems Symposium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47 DATE Design_ Automation and Test in Europe Conference and Exhibition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48 DIS Designing Interative Systems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49 DIGRA Digital Games Research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50 DGCI Digital Geometry for Computer Imager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51 DAARC Discourse Anaphora and Anaphor Resolution Colloquium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52 DUC Document Understanding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53 DSL Domain-Specific Languages for Software Engineering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54 ROBIO EEE International Conference on Robotics and Biomimet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55 SLS Engineering Stochastic Local Search Algorith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56 CSCLP ERCIM Annual Workshop on Constraint Solving and Contraint Logic Programm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57 EATIS Euro American Conference on Telematics and Information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58 EUROGRAPHICS Eurographics Annual Conference of the European Association for Computer Graphics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59 SGP Eurographics Symposium on Geometry Process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60 EGSR Eurographics Symposium on Render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61 SBM Eurographics Workshop on Sketch-Based Interfaces and Model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62 EGVE Eurographics Workshop on Virtual Environment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63 EuroVis Eurographics/IEEE-VGTC Symposium on Visualiz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64 DSD EUROMICRO Conference on Digital System Desig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65 ECRTS Euromicro Conference on Real-Time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66 PDP Euromicro International Conference on Parallel_ Distributed and network-based Process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67 ECAI European Conference on Artificial Intellig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68 ECAIM European Conference on Artificial Intelligence in Medicin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69 ECCTD European Conference on Circuit Theory and Desig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0 EUROCOMB European Conference on Combinatorics_ Graph Theory and Application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1 ECCB European Conference on Computational Biolog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2 EuroCOLT European Conference on Computational Learning Theor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3 ECSCW European Conference on Computer Supported Cooperative Work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4 ECCV European Conference on Computer Vision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5 EvoCOP European Conference on Evolutionary Computation in Combinatorial Optimiz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6 EuroGP European Conference on Genetic Programm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7 ECIR European Conference on Information Retrieval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8 ECIS European Conference on Information System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79 EKM European Conference on Knowledge Manag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80 JELIA European Conference on Logics in Artificial Intellig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81 ECML European Conference on Machine Learn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82 ECMDA European Conference on Model Driven Architecture Foundations and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83 ECOOP European Conference on Object-oriented Programming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84 EURO European Conference on Operational Research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85 Euro-Par European Conference on Parallel Comput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86 PKDD European Conference on Principles and Practice of Knowledge Discovery in Database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87 ECDL European Conference on Research and Advanced Technology for Digital Librarie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88 ECSA European Conference on Software Architectur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89 CSMR European Conference on Software Maintenance and Reengineer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90 EuroSPI European Conference on Software Process Improv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91 ECSQARU European Conference on Symbolic and Quantitative Approaches to Reasoning with Uncertaint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92 EWSN European conference on Wireless Sensor Network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93 ECC European Control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94 EDCC European Dependable Computing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95 GAME-ON European GAME-ON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96 EGC European Grid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97 EuroITV European Interactive TV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98 ETAPS European Joint Conferences on Theory and Practice of Softwar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99 EuroPVM/MPI European PVM/MPI Users Group International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0 ESWC European Semantic Web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1 EUSIPCO European Signal Processing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2 ESM European Simulation Multi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3 ESS European Simulation Symposium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4 ESEC/FSE European Software Engineering Conference and the ACM SIGSOFT Symposium on the Foundations of Software Engineer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5 ESSCIRC European Solid-State Circuits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6 ESSDERC European Solid-State Device Research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7 ALAMAS European Symposium on Adaptive Learning Agents and Multi-Agent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8 ESA European Symposium on Algorithm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09 ESANN European Symposium on Artificial Neural Network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10 ESOP European Symposium on Programming (ETAPS)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11 ESORICS European Symposium on Research in Computer Security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12 EuroBot European Workshop on Advanced Mobile Robot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13 EUMAS European Workshop on Multi-Agent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14 ENLG European Workshop on Natural Language Gener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15 ESELAW Experimental Software Engineering Latin American Workshop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16 EMMSAD Exploring Modelling Methods in Systems Analysis and Desig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17 FSE Fast Software Encryption Workshop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18 FM Formal Methods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19 FTRTFT Formal Techniques in Real-Time and Fault Tolerant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20 FDL Forum on Specification and Design Languag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21 FOAL Foundations of Aspect-Oriented Languages Workshop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22 FOSSACS Foundations of Software Science and Computation Structures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23 FIE Frontiers in Education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24 FASE Fundamental Approaches to Software Engineer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25 GDC Game Developers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26 SCAN GAMM / IMACS International Symposion on Scientific Computing_ Computer Arithmetic and Validated Numerics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27 GECCO Genetic and Evolutionary Computation Conference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28 GMP Geometry Modeling and Processing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29 DIMVA GI International Conference on Detection of Intrusions and Malware and Vulnerability Asessment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30 HASKELL Haskell Workshop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31 HIC Health Informatics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32 HLT Human Language Technology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33 AC IADIS International Conference on Applied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34 WWW/Internet IADIS International Conference WWW/Internet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35 MLDM IAPR International Conference on Machine Learning and Data Min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36 ANNPR IAPR International Workshop on Artificial Neural Networks in Patter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37 GREC IAPR International Workshop on Graphics Recogni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38 MVA IAPR International Workshop on Machine Vision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39 IBERAMIA Ibero-American Artificial Intelligence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40 CIARP Iberoamerican Congress on Pattern Recogni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41 IDEAS Iberoamerican Workshop on Requirements Engineering and Software Environment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42 COMSWARE ICST International Conference on COMmunication System software and MiddlewaR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43 CCW IEEE Annual Computer Communications Workshop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44 MWC IEEE CAS Symposium on Emerging Technologies_ Frontiers of Mobile and Wireless Communicatio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45 CSB IEEE Computational Systems Bioinformatics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46 CSFW IEEE Computer Security Foundations Workshop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47 ISVLSI IEEE Computer Society Annual Symposium on VLSI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48 MMBIA IEEE Computer Society Workshops on Mathematical Methods in Biomedical Image Analysi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49 CASE IEEE Conference on Automation Science and Engineer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50 CCC IEEE Conference on Computational Complexity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51 CVPR IEEE Conference on Computer Vision and Pattern Recognition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52 CDC IEEE Conference on Decision and Control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53 CEC2 IEEE Conference on Electronic Commerce Technolog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54 IDC IEEE Conference on Information_ Decision and Control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55 IEEEIS IEEE Conference On Intelligent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56 LCN IEEE Conference on Local Computer Network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57 SECON IEEE Conference on Sensor_ Mesh and Ad Hoc Communications and Network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58 CEC IEEE Congress on Evolutionary Computation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59 CCNC IEEE Consumer Communications and Networking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60 CICC IEEE Custom Integrated Circuits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61 ECOWS IEEE European Conference on Web Servic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62 ETS IEEE European Test Symposium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63 GLOBECOM IEEE Global Telecommunications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64 HCS IEEE Hot Chips Symposium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65 MMAR IEEE IFAC International Conference on Methods and Models in Automation and Robot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66 IAS IEEE Industry Applications Society Annual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67 ICASSP IEEE International Conference on Acoustics_ Speech and SP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68 ICALT IEEE International Conference on Advanced Learning Technologi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69 ASAP IEEE International Conference on Application-specific Systems_ Architectures and Processor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70 ICAC IEEE International Conference on Autonomic Comput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71 ICCI IEEE International Conference on Cognitive Informat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72 ICC IEEE International Conference on Communication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73 CIMSA IEEE International Conference on Computational Intelligence for Measurement Systems and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74 ICCL IEEE International Conference on Computer Language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75 ICCV IEEE International Conference on Computer Vision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76 CCA IEEE International Conference on Control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77 ICCBSS IEEE International Conference on COTS-Based Software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78 ICDE IEEE International Conference on Data Engineer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79 ICDM IEEE International Conference on Data Min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80 ICDCN IEEE International Conference on Distributed Computing and Network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81 ICDCS IEEE International Conference on Distributed Computing System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82 ICDAR IEEE International Conference on Document Analysis and Recognition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83 eScience IEEE International Conference on e-science and Grid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84 EEE IEEE International Conference on e-Technology_ e-Commerce and e- Servi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85 ICECS IEEE International Conference on Electronics_ Circuits and System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86 ETFA IEEE International Conference on Emerging Technologies and Factory Autom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87 ICECCS IEEE International Conference on Engineering of Complex Computer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88 FUZZ IEEE International Conference on Fuzzy System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89 ICIP IEEE International Conference on Image Process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0 INDIN IEEE International Conference on Industrial Informatic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1 ICIT IEEE International Conference on Industrial Technolog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2 IRI IEEE International Conference on Information Reuse and Integr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3 IPS IEEE International Conference on Intelligent Processing Syste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4 MASS IEEE International Conference on Mobile Ad-hoc and Sensor Syste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5 ICME IEEE International Conference on Multimedia and Expo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6 ICMCS IEEE International Conference on Multimedia Computing an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7 MME IEEE International Conference on Multimedia in Educatio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8 ICNP IEEE International Conference on Network Protocol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299 ICON IEEE International Conference on Network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00 ICPC IEEE International Conference on Program Comprehension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01 ICRA IEEE International Conference on Robotics and Automation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02 ICSC IEEE International Conference on Semantic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03 SCC IEEE International Conference on Services Comput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04 SMI IEEE International Conference on Shape Modeling and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05 SEFM IEEE International Conference on Software Engineering and Formal Method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06 ICSM IEEE International Conference on Software Maintena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07 ICSR IEEE International Conference on Software Reus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08 SMC IEEE International Conference on Systems_ Man_ and Cybernetic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09 ICTAI IEEE International Conference on Tools with Artificial Intellig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10 VECIMS IEEE International Conference on Virtual Environments_ Human- Computer Interfaces and Measurement Systems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11 ICWS IEEE International Conference on Web Service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12 EDOC IEEE International Enterprise Computing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13 EDOCW IEEE International Enterprise Distributed Object Computing Conference Workshop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14 IGARSS IEEE International Geoscience and Remote Sensing Symposium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15 GIIS IEEE International Global Information Infrastructure Symposium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16 HLDVT IEEE International High Level Design Validation and Test Workshop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17 IJCNN IEEE International Joint Conference on Neural Network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18 MWSCAS IEEE International Midwest Symposium on Circuits an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19 IOLTS IEEE International On-Line Testing Symposium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0 IPDPS IEEE International Parallel and Distributed Processing Symposium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1 IPCCC IEEE International Performance Computing and Communications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2 RE IEEE International Requirements Engineering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3 SOCC IEEE International SOC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4 METRICS IEEE International Software Metrics Symposium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5 ISSCC IEEE International Solid-State Circuits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6 ISSADS IEEE International Symposium and School on Advance Distributed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7 WoWMoM IEEE International Symposium on a World of Wireless_ Mobile and Multimedia Network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8 ISAM IEEE International Symposium on Assembly and Manufactur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29 BIBE IEEE International Symposium on Bioinformatics and Bioengineer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0 ISBI IEEE International Symposium on Biomedical Imaging: From Nano to Macro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1 ISCAS IEEE International Symposium on Circuits and System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2 CIRA IEEE International Symposium on Computational Intelligence in Robotics and Autom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3 DS-RT IEEE International Symposium on Distributed Simulation and Real Time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4 HASE IEEE International Symposium on High Assurance Systems Engineer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5 HPDC IEEE International Symposium on High Performance Distributed Comput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6 SInT IEEE International Symposium on Information Theor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7 ISITA IEEE International Symposium on Information Theory and Its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8 ISIC IEEE International Symposium on Intelligent Control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39 ISIC IEEE International Symposium on Intelligent Control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0 MASCOTS IEEE International Symposium on Modeling_ Analysis and Simulation of Computer and Telecommunication Systems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1 ISM IEEE International Symposium on Multimedia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2 NCA IEEE International Symposium on Network Computing and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3 ISORC IEEE International Symposium on Object-Oriented Real-Time Distributed Comput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4 ISPASS IEEE International Symposium on Performance Analysis of Systems and Softwar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5 PIMRC IEEE International Symposium on Personal and Indoor Mobile Radio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6 ISQED IEEE International Symposium on Quality Electronic Design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7 SRDS IEEE International Symposium on Reliable Distribute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8 ISRE IEEE International Symposium on Requirements Engineer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49 RO-MAN IEEE International Symposium on Robot and Human Interactive Communic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50 SSNDS IEEE International Symposium on Security in Networks and Distributed Syste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51 ISSPA IEEE International Symposium on Signal Processing and its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52 ISSRE IEEE International Symposium on Software Reliability Engineer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53 ISWC IEEE International Symposium on Wearable Comput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54 IWCC IEEE International Workshop on Cluster Comput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55 DISRA IEEE International Workshop on Distributed Intelligent Simulation and Real-Time Application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56 IPOM IEEE International Workshop on IP Operations and Management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57 MLSP IEEE International Workshop on Machine Learning for Signal Process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58 WORDS IEEE International Workshop on Object-Oriented Real-Time Dependable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59 POLICY IEEE International Workshop on Policies for Distributed Systems and Network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60 WETICE IEEE International Workshops on Enabling Technologies: Infrastructure for Collaborative Enterprise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61 LATW IEEE Latin American Test Workshop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62 MSC IEEE Multi-conference on Systems and Control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63 RTAS IEEE Real-Time and Embedded Technology and Applications Symposium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64 DYSPAN IEEE Symposioum on New Frontiers in Dynamic Spectrum Access Network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65 3DUI IEEE Symposium on 3D User Interfac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66 CIG IEEE Symposium on Computacional Intelligence and Game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67 CIDM IEEE Symposium on Computational Intelligence and Data Min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68 CIBCB IEEE Symposium on Computational Intelligence in Bioinformatics and Computational Biolog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69 CBMS IEEE Symposium on Computer-Based Medical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70 ISCC IEEE Symposium on Computers and Communication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71 FCCM IEEE Symposium on Field-Programmable Custom Computing Machine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72 FOCI IEEE Symposium on Foundations of Computational Intellig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73 FOCS IEEE Symposium on Foundations of Computer Sci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74 IEEEIT IEEE Symposium on Information Theor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75 InfoVis IEEE Symposium on Information Visualization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76 LICS IEEE Symposium on Logic in Computer Sci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77 SECPRIV IEEE Symposium on Security and Privacy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78 VL/HCC IEEE Symposium on Visual Languages and Human-Centric Comput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79 VTC IEEE Vehicular Technology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80 VR IEEE Virtual Reality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81 Vis IEEE Visualization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82 VTS IEEE VLSI Test Symposium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83 WCNC IEEE Wireless and Communications and Networking Conference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84 WCRE IEEE Working Conference on Reverse Engineer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85 WACV IEEE Workshop on Applications of Computer Vision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86 CAMAD IEEE Workshop on Computer-Aided Modeling_ Analysis and Design of Communication Links and Network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87 DDECS IEEE Workshop on Design and Diagnostics of Electronic Circuits and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88 ESTIMedia IEEE Workshop on Embedded Systems for Real-Time Multimedia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89 FAABS IEEE Workshop on Formal Approaches to Agent-Base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90 LANMAN IEEE Workshop on Local and Metropolitan Area Network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91 SCW IEEE Workshop on Speech Cod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92 WCCI IEEE World Congress on Computational Intellig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93 ROBOCOMM IEEE- International Conference on Robot Communication and Coordin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94 Humanoids IEEE- RAS International Conference on Humanoids Robot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95 ICIS IEEE/ACIS International Conference on Computer and Inform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96 GRID IEEE/ACM International Conference on Grid Computing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97 HRI IEEE/ACM International Conference on Human Robot Interac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98 CCGrid IEEE/ACM International Symposium on Cluster Computing and the Grid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399 PBG IEEE/Eurographics Symposium on Point-Based Graphic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00 BASYS IEEE/IFIP International Conference on Information Technology for Balanced Automation Syste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01 NOMS IEEE/IFIP Network Operations and Management Symposium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02 E2EMON IEEE/IFIP Workshop on End-to-End Monitoring Techniques and Servic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03 IROS IEEE/RJS International Conference on Intelligent Robots and System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04 WI IEEE/WIC/ACM International Conference on Web Intellig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05 SSC IFAC Conference on System Structure and Control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06 SAFEProcess IFAC Symposioum on Fault Detection_ Supervision and Safety of Technical Process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07 IMS IFAC Workshop on Intelligent Manufacturing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08 IFIP AI IFIP Artificial Intellig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09 I3E IFIP Conference on e-Commerce_ e-Business_ and e-Government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0 AIAI IFIP International Conference on Artificial Intelligence Applications and Innov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1 BC IFIP International Conference on Broadband Commun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2 DSS IFIP International Conference on Decision Support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3 DAIS IFIP International Conference on Distributed Applications and Interoperable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4 EUC IFIP International Conference on Embedded and Ubiquitous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5 ICEC IFIP International Conference on Entertainment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6 NPC IFIP International Conference on Network and Parallel Comput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7 Net-Con IFIP International Conference on Network Control and Engineering for QoS_ Security and Mobilit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8 Networking IFIP International Conference on Network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19 ODP IFIP International Conference on Open Distributed Process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420 PWC IFIP International Conference on Personal Wireless Commun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21 TestCom IFIP International Conference on Testing Communicating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22 TCS IFIP International Conference on Theoetical Computer Sci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23 VLSI-SOC IFIP International Conference on Very Large Scale Integr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24 SEC IFIP International Information Security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25 INTERACT IFIP TC13 International Conference on Human-Computer Interac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26 FORTE IFIP WG 6.1 International Conference on Formal Methods for Networked and Distribute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27 PERFOMANCE IFIP WG 7.3 International Symposium on Computer Performance_ Modeling_ Measurements_ and Evaluation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28 DIPES IFIP Working Conference on Distributed and Parallel Embedded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29 EHCI-DSVIS IFIP Working Conference on Engineering for Human-Computer Interac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30 WCCE IFIP World Conference on Computers in Educ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31 MMNS IFIP/IEEE Conference on Management of Multimedia Networks and Servic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32 DSOM IFIP/IEEE International Workshop on Distributed Systems: Operations and Manag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33 IM IFIP/IEEE Symposium on Integrated Management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34 IVCNZ Image and Vision Computing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35 IH Information Hiding Workshop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36 IIWAS Information Integration and Web-based Applications and Servic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37 ISC Information Security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38 ISW Information Security Workshop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39 ISECON Information Systems Education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40 InSITE Informing Science and IT Education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41 ISCRAM Intelligent Human Computer Systems for Crisis Response and Manag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42 ISMB Intelligent Systems in Molecular Biolog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43 IV Intelligent Vehicles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44 WAIM Interational Conference on Web Age Information Manag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45 ICIAM International Congress on Industrial and Applied Mathemat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46 ASSETS International ACM SIGACCESS Conference on Computers and Accessibility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47 IBIMA International Business Information Manag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48 ICALP International Colloquium on Automata_ Languages and Programm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49 ICTAC International Colloquium on Theoretical Aspects of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50 CCRTS International Command and Control Research and Technology Symposium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51 ICSC International Computer Science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52 COCOON International Computing and Combinatorics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53 ICER International Computing Education Reserch Workshop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54 ICTL International Conferece on Temporal Logic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55 GSDI International Conference for Global Spatial Data Infrastructur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56 CISST International Conference Image Science_ Systems and Technolog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57 BPM International Conference in Business Process Management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58 I-ESA International Conference Interoperability for Enterprise Software and Application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59 ACL International Conference of the Association of Computational Linguistics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60 SCCC International Conference of the Chilean Computer Science Societ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61 3DIM International Conference on 3-D Digital Imaging and Model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62 Web3D International Conference on 3D Web Technolog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63 ADHOC-NOW International Conference on AD-HOC Networks and Wireles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64 AH International Conference on Adaptive Hypermedia and Adaptive Web- Base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65 AdCom International Conference on Advanced Computing and Commun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66 ADMA International Conference on Advanced Data Mining and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67 AINA International Conference on Advanced Information Networking and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68 CAiSE International Conference on Advanced Information Systems Engineer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69 ICAR International Conference on Advanced Robotic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70 ACE International Conference on Advances in Computer Entertainment Technolog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71 AGO International Conference on Advances In Global Optimization: Methods and Application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72 XP International Conference on Agile Processes in Software Engineering and eXtreme Programm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73 ALP International Conference on Algebraic and Logic Programm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74 AMAST International Conference on Algebraic Methodology and Software Technology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75 AlgOR International conference on Algorithmic Operations Research and Operations Research Case Competitio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76 ICA3PP International Conference on Algorithms and Architectures for Parallel Process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77 NLDB International Conference on Applications of Natural Language to Data Bas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78 ACNS International Conference on Applied Cryptography and Network Securit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79 ASPLOS International Conference on Architectural Support for Programming Languages and Operating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80 ICAI International Conference on Artificial Intellig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81 AIL International Conference on Artificial Intelligence and Law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82 AISC International Conference on Artificial Intelligence and Symbolic Comput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83 AIED International Conference on Artificial Intelligence in Educ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84 AISAT International Conference on Artificial Intelligence in Science and Technolog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85 ICANN International Conference on Artificial Neural Network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86 ICAT International Conference on Artificial Reality and Telexist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87 AOSD International Conference on Aspect-Oriented Software Development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88 AVBPA International Conference on Audio- and Video-Based Biometric Person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89 CADE International Conference on Automated Deduction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90 ICAPS International Conference on Automated Planning and Schedul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91 FG International Conference on Automatic Face and Gesture Recogni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92 ARES International Conference on Availability_ Reliability and Securit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93 BIOCOMP International Conference on Bioinformatics and Computational Biolog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94 Broadnets International Conference on Broadband Communications_ Networks an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95 ICCB International Conference on Case-Based Reason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96 CIC International Conference on Communications in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97 CC International Conference on Compiler Construc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98 CASES International Conference on Compilers_ Architecture_ and Synthesis for Embedded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499 CCA International Conference on Computability and Complexity in Analysi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0 ICCIMA International Conference on Computational Intelligence and Multimedia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1 CIMCA International Conference on Computational Intelligence for Modelling_ Control and Autom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2 CIRAS International Conference on Computational Intelligence_ Robotics and Autonomous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3 COLING International Conference on Computational Linguistic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4 ICCSA International Conference on Computational Science and its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5 CAV International Conference on Computer Aided Verification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6 CAIP International Conference on Computer Analysis of Images and Patter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7 CIT International Conference on Computer and Information Technolog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8 ICCC International Conference on Computer Communic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09 ICCCN International Conference on Computer Communications and Network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10 CDES International Conference on Computer Desig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11 ICCD International Conference on Computer Design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12 CGIM International Conference on Computer Graphics and Imag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13 GRAPP International Conference on Computer Graphics Theory and Application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14 SAFECOMP International Conference on Computer Safety_ Reliability and Securit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15 CSCWD International Conference on Computer Supported Cooperative Work in Desig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16 ICVS International Conference on Computer Vision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17 VISAPP International Conference on Computer Vision Theory and Application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18 ICCAD International Conference on Computer-Aided Design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19 CADUI International Conference on Computer-Aided Design of User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20 CCCT International Conference on Computer_ Communication and Control Technologi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21 CATA International Conference on Computers and their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22 ICCE International Conference on Computers in Educ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23 ICCI International Conference on Computing and Inform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24 CLA International Conference On Concept Lattices and Their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25 ER International Conference on Conceptual Model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26 ICCS International Conference on Conceptual Structur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27 CONCUR International Conference on Concurrency Theory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28 ICCOPT International Conference on Continuous Optimizatio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29 ICCAS International Conference on Control_ Automation and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30 CCO International Conference on Cooperative Control and Optimiz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31 CoopIS International Conference on Cooperative Information System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32 CMV International Conference on Coordinated and Multiple Views in Exploratory Visualiz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33 DaWaK International Conference on Data Warehousing and Knowledge Discover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34 DEXA International Conference on Database and Expert Systems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35 DASFAA International Conference on Database Systems for Advanced Application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36 ICDT International Conference on Database Theory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37 DSN International Conference on Dependable Systems and Network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38 DLT International Conference on Developments in Language Theor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39 DGO International Conference on Digital Government Research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40 DS International Conference on Discovery Sci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41 DMTCS International Conference on Discrete Mathematics and Theoretical Computer Sci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42 ICETE International Conference on E-Business and Telecommunication Network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43 ECWeb International Conference on Electronic Commerce and Web Technology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44 CEAS International Conference on Email and Anti-Spam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45 EANN International Conference on Engineering Applications of Neural Network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46 ICEE International Conference on Engineering Educ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47 ERSA International Conference on Engineering of Reconfigurable Systems and Algorith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48 ICEIS International Conference on Enterprise Information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49 EpiRob International Conference on Epigenetic Robot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50 EASE International Conference on Evaluation and Assessment in Software Engineer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51 EMO International Conference on Evolutionary Multi-Criterion Optimization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52 EDBT International Conference on Extending Database Technology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53 FPL International Conference on Field-Programmable Logic and Application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54 FQAS International Conference on Flexible Query Answering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55 ICFEM International Conference on Formal Engineering Method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56 FMOODS International Conference on Formal Methods for Open Object-Based Distributed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57 FORMATS International Conference on Formal Modelling and Analysis of Time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58 FPSAC International Conference on Formal Power Series and Algebraic Combinator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59 FCS International Conference on Foundations of Computer Sci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60 FECS International Conference on Frontiers in Education: Computer Science and Computer Engineer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61 ICFP International Conference on Functional Programm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62 FSKD International Conference on Fuzzy Systems and Knowledge Discover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63 CyberGames International Conference on Games Research and Development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64 GPCE International Conference on Generative Programming and Component Engineer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65 ICGA International Conference on Genetic Algorith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66 GeoComp International Conference on GeoComput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67 GIScience International Conference on Geographic Information Sci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68 GeoS International Conference on Geospatial Semantic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69 ICGeS International Conference on Global E-Security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70 ICGT International Conference on Graph Transform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71 GCC International Conference on Grid and Cooperative Comput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72 GCA International Conference on Grid Computing and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73 GADA International Conference on Grid computing_ High-performance and Distributed Application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74 CODES+ISSS International Conference on Hardware/Software Codesign and System Synthesi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75 CHPC International Conference on High Performance Comput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76 HiPC International Conference on High Performance Comput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77 HPCN International Conference on High Performance Computing and Network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78 HCI International Conference on Human-Computer Interac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79 MobileHCI International Conference on Human-Computer Interaction with Mobile Devices and Servic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80 HIS International Conference on Hybrid Intelligent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81 ICIAP International Conference on Image Analysis and Process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82 ICIG International Conference on Image and Graph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83 CISST/IPCV International Conference on Image Processing_ Computer Vision_ and Pattern Recogni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84 CIAA <text:s/>International Conference on Implementation and Application of Automata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85 ILP International Conference on Inductive Logic Programm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86 IEA/AIE International Conference on Industrial_ Engineering and Other Applications of Applied Intelligent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87 ICINCO International Conference on Informatics in Control_ Automation and Robot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88 ICICS International Conference on Information and Communication Securit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89 IKE International Conference on Information and Knowledge Engineer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90 CIKM International Conference on Information and Knowledge Management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91 FUSION International Conference on Information Fus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92 IPMU International Conference on Information Processing and Management of Uncertainty in Knowledge-Based Systems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93 SECRYPT International Conference on Information Security and Cryptolog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94 ICIS International Conference on Information System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95 ISD International Conference on Information Systems Develop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96 ISTA International Conference on Information Systems Technology and its Applicatio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97 ICITA International Conference on Information Technology and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98 ITHE International Conference on Information Technology Based Higher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599 IV International Conference on Information Visualiz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00 IFM International Conference on Integrated Formal Method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01 IAWTIC International Conference on Intelligent Agents_ Web Technologies_ and Internet Commer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02 IDEAL International Conference on Intelligent Data Engineering and Automated Learn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03 ICIL International Conference on Intelligent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04 ISDA International Conference on Intelligent Systems Design and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05 ITS International Conference on Intelligent Tutoring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06 IUI International Conference on Intelligent User Interfac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07 IVA International Conference on Intelligent Virtual Agent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08 EKAW International Conference on Knowledge Engineering and Knowledge Manag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09 KES International Conference on Knowledge-Based and Intelligent Information and Engineering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10 LREC International Conference on Language Resources and Evaluation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11 ICLP International Conference on Logic Programm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12 LPNMR International Conference on Logic Programming and Non-monotonic Reason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13 ICML International Conference on Machine Learn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14 ICMLA International Conference on Machine Learning and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15 MLMTA International Conference on Machine Learning and Application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16 ICMLC International Conference on Machine Learning and Cybernet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17 METMBS International Conference on Mathematics and Engineering Techniques in Medicine and Biological Sciences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18 MPC International Conference on Mathematics of Program Construc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19 MICCAI International Conference on Medical Image Computing and Computer Assisted Intervention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20 MSE International Conference on Microelectronic Systems Educ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21 Mobiquitous International Conference on Mobile and Ubiquitous Systems: Networks and Servic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22 MDA/MDM International Conference on Mobile Data Access/Management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23 MSV International Conference on Modeling_ Simulation and Visualization Method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24 ICMSO International Conference on Modelling_ Simulation and Optimis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25 ICMI International Conference on Multimodal Interfac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26 ISMIR International Conference on Music Information Retrieval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27 ICNC International Conference on Natural Comput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28 ICN International Conference on Network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29 ICONIP International Conference on Neural Information Process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30 NWeSP International Conference on Next Generation Web Services Practic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31 ODBASE International Conference on Ontologies_ Databases and Applications of Semantic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32 ICORD International Conference on Operational Research for Development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33 OR International Conference on Operations Research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34 ICOTA International Conference on Optimization: Techniques And Application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35 PDCS International Conference on Parallel and Distributed Computing an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36 PDCAT International Conference on Parallel and Distributed Computing_ Applications and Technologi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37 PDIS International Conference on Parallel and Distributed Information Syste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38 PDPTA International Conference on Parallel and Distributed Processing Techniques and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39 ICPADS International Conference on Parallel and Distribute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40 PACT International Conference on Parallel Architectures and Compilation Techniqu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41 ParCo International Conference on Parallel Comput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42 ICPP International Conference on Parallel Process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43 IWPT International Conference on Parsing Technologi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44 ICPR International Conference on Pattern Recognition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45 P2P International Conference on Peer-to-Peer Comput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46 PERVASIVE International Conference on Pervasive Comput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47 PSC International Conference on Pervasive Systems and Comput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48 CP International Conference on Principles and Practice of Constraint Programm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49 OPODIS International Conference on Principles of Distribute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50 KR International Conference on Principles of Knowledge Representation and Reason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51 PSOR <text:s/>International Conference on Probability_ Statistics and Operational Research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52 PROFES International Conference on Product Focused Software Process Improv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53 PLC International Conference on Programming Languages and Compiler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54 Qsine International Conference on Quality of Service in Heterogeneous Wired/Wireless Network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55 QEST International Conference on Quantitative Evaluation of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56 RTCSA International Conference on Real-Time and Embedded Computing Systems and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57 RTCOMP International Conference on Real-Time Computing Systems and Application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58 Ada-Europe International Conference on Reliable Software Technologi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59 RST International Conference on Reliable Software Technologi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60 RTA International Conference on Rewriting Techniques and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61 SSDBM International Conference on Scientific and Statistical Database Manag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62 CSC International Conference on Scientific Comput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63 SAM International Conference on Security and Manag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64 SCN International Conference on Security in Communication Network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65 ICSOC International Conference on Service Oriented Comput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66 SEAL International Conference on Simulated Evolution and Learn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67 ICSSEA International Conference on Software and Systems Engineering and their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68 ICSEA International Conference on Software Engineering Advance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69 SEKE International Conference on Software Engineering and Knowledge Engineer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70 SQM International Conference on Software Quality Manage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71 SOFTCOMM International Conference on Software_ Telecommunications and Computer Network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72 Interspeech International Conference on Spoken Language Processing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73 ICSP International Conference on Stochastic Programm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74 TE International Conference on Technology Educ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75 TIDSE International Conference on Technology for Interactive Digital Storytelling and Entertainment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76 TSD International Conference on Text_ Speech and Dialogu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77 ICATPN International Conference on the Application and Theory of Petri Net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78 PATAT International Conference on the Practice and Theory of Automated Timetabl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79 ETHICOMP International Conference on the Social and Ethical Impacts of Information and Communication Technologies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80 EuroCrypt International Conference on the Theory and Application of Cryptographic Techniques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81 UML International Conference on the Unified Modeling Languag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82 TPHOLs International Conference on Theorem Proving in Higher Order Logic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83 TABLEAUX International Conference on Theorem Proving with Analytic Tableaux and Related Method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84 SAT International Conference on Theory and Applications of Satisfiability Tes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85 PKC International Conference on Theory and Practice of Public-Key Cryptography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86 TACAS International Conference on Tools and Algorithms for the Construction and Analysis of System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87 UbiComp International Conference on Ubiquitous Comput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88 UIC International Conference on Ubiquitous Intelligence and Comput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89 UM International Conference on User Modell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90 VMCAI International Conference on Verification_ Model Checking and Abstract Interpret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91 VLDB International Conference on Very Large Data Bases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92 ICVS International Conference on Virtual Storytell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93 VSMM International Conference on Virtual Systems and MultiMedia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94 VISUAL International Conference on Visual Information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95 VIIP International Conference on Visualization_ Imaging and Image Process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96 VLSID International Conference on VLSI Desig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97 WEBIST International Conference on Web Information Systems and Technologi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98 WISE International Conference on Web Information Systems Engineer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699 ICWL International Conference on Web-based Learn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00 ICWN International Conference on Wireless Network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01 ALT International Conferences on Algorithmic Learning Theor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02 ICEIMT International Confernce on Enterprise Integration and Modelling Technolog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03 MODSIM International Congress on Modelling and Simul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04 W4A International Cross-Disciplinary Conference on Web Accessibilit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05 IDEAS International Database Engineering and Applications Symposium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06 IESS International Embedded Systems Symposium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07 IFSA International Fuzzy Systems Association World Congres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08 MEDINFO International Health (Medical) Informatics Congres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09 Syroco International IFAC Symposium on Robot Control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10 IJCAI International Joint Conference on Artificial Intelligence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11 IJCAR International Joint Conference on Automated Reason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12 AAMAS International Joint Conference on Autonomous Agents and Multiagents System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13 IJCNLP International Joint Conference on Natural Language Process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14 TAPSOFT International Joint Conference on Theory and Practice of Software Development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15 ILPS International Logic Programming Symposium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16 DNA International Meeting on DNA Comput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17 VECPAR International Meeting on High Performance Computing for Computational Sci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18 Virtual Concept International Meeting on Interactive Design and Manufacturing Methodologies_ Tools and Processes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19 IMR International Meshing Roundtable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20 MMM International Multi-Media Modelling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21 INLG International Natural Language Generation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22 INOC International Network Optimization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23 IPPS International Parallel Processing Symposium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24 PCS International Picture Coding Symposium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25 QSIC International Quality Software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26 ISWC International Semantic Web Conference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27 SPICE International Software Process Improvement and Capability Determination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28 SAS International Static Analysis Symposium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29 CBSE International Symposium Component-Based Software Engineer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30 CAGD International Symposium of Computer Aided Geometric Desig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31 FME International Symposium of Formal Methods Europ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32 ISRR International Symposium of Robotics Research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33 ISAAC International Symposium on Algorithms and Comput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34 SAINT International Symposium on Applications and the Internet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35 AAAAECC International Symposium on Applied Algebra_ Algebraic Algorithms and Error-Correcting Code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36 AMAI International Symposium on Artificial Intelligence and Mathemat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37 ISAVIIA International Symposium on Audio_ Video_ Image Processing and Intelligent Application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38 ISADS International Symposium on Autonomous Decentralize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39 CIRSYS International Symposium on Circuits and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40 CompLife International Symposium on Computational Life Sci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41 DBPL International Symposium on Database Programm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42 DARS International Symposium on Distributed Autonomous Robotic System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43 DISC International Symposium on Distributed Comput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44 DOA International Symposium on Distributed Objects and Application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45 ESEM International Symposium on Empirical Software Engineering and Measurement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46 ISER International Symposium on Experimental Robotic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47 FSR International Symposium on Field and Service Robotic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48 FoIKS International Symposium on Foundations on Information and Knowledge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49 FroCoS International Symposium on Frontiers of Combining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50 FLOPS International Symposium on Functional and Logic Programm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51 FCT International Symposium on Fundamentals of Computation Theor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52 GD International Symposium on Graph Draw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53 HPCS International Symposium on High Performance Computing Systems and Applic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54 HPCA International Symposium on High-Performance Computer Architectur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55 IFL International Symposium on Implementation and Application of Functional Languag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56 IPSN International Symposium on Information Processing in Sensor Network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57 IDA International Symposium on Intelligent Data Analysi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58 ISIMP International Symposium on Intelligent Multimedia_ Video and Speech Process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59 LOPSTR International Symposium on Logic-based Program Synthesis and Transform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60 ISLPED International Symposium on Low Power Electronics and Design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61 MFCSInternational Symposium on Mathematical Foundations of Computer Sci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62 ISMM International Symposium on Mathematical Morpholog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63 ISMP International Symposium on Mathematical Programm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64 ISMM International Symposium on Memory Management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65 MICRO International Symposium on Microarchitectur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66 ISMAR International Symposium on Mixed and Augmented Reality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67 WiOpt International Symposium on Modeling and Optimization in Mobile_ Ad Hoc_ and Wireless Network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68 NGDB International Symposium on Next Generation Database Systems and Application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69 ISPA International Symposium on Parallel and Distributed Processing and Application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70 I-SPAN International Symposium on Parallel Architectures_ Algorithms and Network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71 SPECTS International Symposium on Performance Evaluation of Computer and Telecommunication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72 PADL International Symposium on Practical Aspects of Declarative Languag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73 RAID International Symposium on Recent Advances in Intrusion Detection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74 ISRA International Symposium on Robotics and Autom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75 ISSCS International Symposium on Signals_ Circuits and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76 SC International Symposium on Software Composi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77 ISSTA International Symposium on Software Testing and Analysi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78 SSTD International Symposium on Spatial and Temporal Databas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79 ISSDQ International Symposium on Spatial Data Qualit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80 SOC International Symposium on System-on-Chip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81 TIME International Symposium on Temporal Representation and Reason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82 STACS International Symposium on Theoretical Aspects of Computer Sci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83 WBE International Symposium on Web-based Educ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84 ITC International Test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85 IWC International Web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86 IWANN International Work-Conference on Artificial and Natural Neural Network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87 TAG+ International Workhop on Tree Adjoining Grammar and Related Formalis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88 AVI International Working Conference on Advanced Visual Interfac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89 ISWM-Mensura International Workshop in Software Measurement – International Conference on Software on Software Process and Product Measurement</text:p>
          </table:table-cell>
          <table:table-cell table:style-name="ce4" office:value-type="string">
            <text:p><text:s/>B5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90 ANTS International Workshop on Ant Colony Optimization and Swarm Intellig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91 ARC International Workshop on Applied Reconfigurable Comput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92 APPROX International Workshop on Approximation Algorithms for Combinatorial Optimization Proble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93 WAIS International Workshop on Artificial Intelligence and Statistic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94 IWCIA International Workshop on Combinatorial Image Analysi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95 IWCS International Workshop on Computational Semantic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96 EUROCAST International Workshop on Computer Aided Systems Theor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97 CAMP International Workshop on Computer Architectures for Machine Perceptio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98 SeCoGIS International Workshop on Conceptual Modeling for Geographic Information Syste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799 CIA International Workshop on Cooperative Information Agent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00 DIWeb International Workshop on Data Integration over the Web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01 DASWIS International Workshop on Data Semantics in Web Information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02 DOLAP International Workshop on Data Warehousing and OLAP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03 DBISP2P International Workshop on Databases_ Information Systems and Peerto- Peer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04 DALT International Workshop on Declarative Agent Languages and Technologi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05 DEON International Workshop on Deontic Logic in Computer Sci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06 DL International Workshop on Description Logic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07 DRCN International Workshop on Design of Reliable Communications Network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08 DSV-IS International Workshop on Design_ Specification and Verification of Interactive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09 DAS International Workshop on Document Analysis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10 HealthCom International Workshop on Enterprise Networking and Computing in Health Care Industr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11 E4MAS International Workshop on Environments for Multiagent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12 FATES/RV International Workshop on Formal Approaches to Testing of Softwar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13 FMICS International Workshop on Formal Methods for Industrial Critical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14 FOOL International Workshop on Foundations of Object-Oriented Languag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15 IWFHR International Workshop on Frontiers in Handwriting Recogni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16 WFLP International Workshop on Functional and (Constraint) Logic Programm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17 GSD International Workshop on Global Software Development for the Practitioner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18 WG International Workshop on Graph-Theoretic Concepts in Computer Science </text:p>
          </table:table-cell>
          <table:table-cell table:style-name="ce4" office:value-type="string">
            <text:p><text:s/>B3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19 CRIWG International Workshop on Groupwar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20 HLPP International Workshop on High-level Parallel Programming and Application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21 Hot-P2P International Workshop on Hot Topics in Peer-to-Peer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22 HM International Workshop on Hybrid Metaheuristic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23 IAIF International Workshop on Image Analysis and Information Fusio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24 LCPC International Workshop on Languages and Compilers for Parallel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25 LCCS International Workshop on Logic and Complexity in Computer Sci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26 IWLS International Workshop on Logic and Synthesi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27 LPMA International Workshop on Logic Programming and Multi-Agent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28 MGC International Workshop on Middleware for Grid Comput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29 MPAC International Workshop on Middleware for Pervasive and Ad-hoc Comput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30 MEWS International Workshop on Mining for Enhanced Web Search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31 MATA International Workshop on Mobility Aware Technologies and Application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32 MABS International Workshop on Multi-Agent-Based Simula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33 MNSA International Workshop on Multimedia Network Systems and Applications </text:p>
          </table:table-cell>
          <table:table-cell table:style-name="ce4" office:value-type="string">
            <text:p><text:s/>B5 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34 MMSP International Workshop on Multimedia Signal Process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35 MCS International Workshop on Multiple Classifier Systems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36 NLPCS International Workshop on Natural Language Processing and Cognitive Sci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37 COSET International Workshop on Operating Systems_ Programming Environments and Management Tools for High-Performance Computing on Clusters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38 IWPEC International Workshop on Parameterized and Exact Comput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39 IPTPS International Workshop on Peer-to-Peer System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40 PATMOS International Workshop on Power and Timing Modeling_ Optimization and <text:s/>Simulatio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41 IWPSE International Workshop on Principles of Software Evolu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42 IWQoS International Workshop on Quality of Servi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43 RANDOM International Workshop on Randomization and Comput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44 RSP International Workshop on Rapid System Prototyp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45 WRS International Workshop on Reduction Strategies in Rewriting and Programm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46 RIDE International Workshop on Research Issues in Data Engineer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47 RULE International Workshop on Rule-Based Programm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48 SPW International Workshop on Security Protocol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49 SemEval International Workshop on Semantic Evaluation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50 SAPIR International Workshop on Service Assurance with Partial and Intermittent Resource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51 SELMASInternational Workshop on Software Engineering for Large-Scale Multi- Agent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52 PROSim International Workshop on Software Process Simulation and Model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53 SPR International Workshop on Statistical Techniques in Pattern Recogni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54 SSPR International Workshop on Structural and Syntactic Pattern Recognition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55 IWSSIP International Workshop on Systems_ Signals and Image Process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56 TAMODIAInternational Workshop on Task Models and Diagrams for User Interface Desig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57 WebDB International Workshop on the Web and Database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58 TAKMAInternational Workshop on Theory and Applications of Knowledge Management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59 Virtual Rehabilitati International Workshop on Virtual Rehabilit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60 W2GIS International Workshop on Web and Wireless Geographical Information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61 FTP International Workshops on First-Order Theorem Prov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62 WWW International World Wide Web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63 XSym International XML Database Symposium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64 CAINE ISCA International Conference on Computer Applications in Industry and Engineer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65 INAP Joint Conference on Application of Declarative Programming and Knowledge Management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66 JCIS Joint Conference on Information Scienc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67 NeMLaP Joint Conference on New Methods in Language Processing and Computational Natural Language Learn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68 WorldHAPTICS Joint EUROHAPTICS Conference and Symposium on Haptics Interfaces for Virtual Environment and Teleoperator Systems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69 JMLC Joint Modular Languages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70 LDTA Language Descriptions_ Tools and Application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71 CLIHC Latin American Conference on Human-Computer Interac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72 LANOMS Latin American Network Operations and Management Symposium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73 LATIN Latin American Symposium on Theoretical Informatic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74 LA-WEB Latin American Web Congres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75 LAGOS Latin-American Algorithms_ Graphs and Optimization Symposium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76 LADC Latin-American Symposium on Dependable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77 LPAR Logic Programming and Automated Reasoning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78 MT Summit Machine Translation Summit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79 MFPS Mathematical Foundations of Programming Semant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80 MIC Metaheuristic International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81 MDAI Modeling Decisions for Artificial Intellig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82 MISTA <text:s/>Multidisciplinary International Scheduling Conference: Theory and Application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83 NOSSDAV Network and Operating System Support for Digital A/V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84 NetStore Network Storage Symposium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85 NIPS Neural Information Processing Systems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86 NIME New Interfaces for Music Express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87 NAACL North American Chapter of the Association for Computational Linguistics Annual Meeting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88 NAFIPS North American Fuzzy Information Processing Society International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89 PDC Participatory Design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90 PAM Passive and Active Measurement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91 PLoP Pattern Languages of Programs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92 PPoPP Principles and Practice of Parallel Programm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93 RTSS Real Time Systems Symposium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94 RAW Reconfigurable Architectures Workshop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95 RSS Robotics: Science and Systems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96 RSA RSA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97 SWWS Semantic Web and Web Servic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98 PPSC SIAM Conference on Parallel Processing for Scientific Comput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899 SDM SIAM International Conference on Data Min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00 AIS SIGED International Conference on Informatics Education and Research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01 SITE Society for Information Technology and Teacher Education Confer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02 SQC Software and Systems Quality Conference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03 SRIG-ET Software Education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04 SPLC Software Product Line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05 SMC Sound and Music Computing Conferenc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06 PCNS SPIE Conference on Performance and Control of Network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07 VDEA SPIE Conference on Visual Data Exploration and Analysi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08 VCIP SPIE International Conference on Visual Communications and Image Process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09 SRUTI Steps to Reducing Unwanted Traffic on the Internet Workshop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10 SCSC Summer Computer Simulation Conferenc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11 ADBIS Symposium on Advances in Database and Information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12 APGV Symposium on Applied Perception in Graphics and Visualizatio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13 AQSDT Symposium on Assessment of Quality Software Development Tool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14 ASYNC Symposium on Asynchronous Circuits and Systems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15 Hot Interconnect Symposium on High-Performance Interconnect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16 COMMONSENSE Symposium on Logical Formalizations of Commonsense Reasoning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17 LFCS Symposium on Logical Foundations of Computer Sci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18 NSDI Symposium on Networked Systems_ Design and Implementation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19 PEPM Symposium on Partial Evaluation and Program Manipul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20 PLILP Symposium on Programming Language Implementation and Logic Programm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21 PADO Symposium on Programs as Data Object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22 SREIS Symposium on Requirements Engineering for Information Security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23 SPIRE Symposium on String Processing and Information Retrieval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24 CALCULEMUS Symposium on the Integration of Symbolic Computation and Mechanized Reason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25 VLFM Symposium on Visual Languages and Formal Method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26 SIGCSE Technical Symposium on Computer Science Educ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27 TOOLS Technology of Object-Oriented Languages and Systems Conference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28 TREC Text Retrieval Conference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29 EMBC The Annual International Conference of the IEEE Engineering in Medicine and Biology Societ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30 ArtAbilitation The ArtAbilitation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31 FEF The Finite Elements in Flow Problems Conferen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32 LAW The Linguistic Annotation Workshop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33 TCC Theory of Cryptography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34 TFP Trends in Functional Programm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35 IFAC Triennial Event of International Federation of Automatic Control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36 TLCA Typed Lambda Calculus and Appl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37 UDMS Urban Data Management Symposium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38 USENIX USENIX Annual Technical Conference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39 FAST USENIX Conference on File and Storage Technologie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40 NDSS Usenix Networked and Distributed System Security Symposium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41 SECURITY Usenix Security Symposium </text:p>
          </table:table-cell>
          <table:table-cell table:style-name="ce4" office:value-type="string">
            <text:p><text:s/>A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42 USITS USENIX Symposium on Internet Technologies and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43 OSDI Usenix Symposium on Operating Systems Design and Implement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44 HotOS USENIX Workshop on Hot Topics in Operating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45 WCW Web Caching Workshop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46 WSC Winter Simulation Conferenc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47 WICSA Working IEEE/IFIP Working Conference on Software Architecture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48 WiSME Workshop in Software Model Engineer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49 WECWIS Workshop on Advanced Issues of E-Commerce and Web Based Information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50 EUROPT Workshop on Advances in Continuous Optimiz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51 AOSE Workshop on Agent-Oriented Software Engineer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<text:s/>952 ANIREM <text:s/>Workshop on Agents_ Norms and Institutions for Regulated Multiagent Syste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53 ALG Workshop on Algorithm Engineer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54 ALENEX Workshop on Algorithm Engineering and Experiment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55 WADS Workshop on Algorithms and Data Structur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56 WABI Workshop on Algorithms in Bioinformatic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57 ANALCO Workshop on Analytic Algorithms and Combinatoric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58 WAOA Workshop on Approximation and Online Algorith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59 WADS Workshop on Architecting Dependable System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60 WACERTS Workshop on Architectures for Cooperative Embedded Real-Time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61 CANPC Workshop on Communication_ Architecture_ and Applications for Network-Based Parallel Comput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62 PROPOR Workshop on Computational Processing of Written and Spoken Portugues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63 WCAE Workshop on Computer Architecture Educ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64 CASE Workshop on Computer-Aided Software Engineer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65 CoALa Workshop on Contract Architectures and Language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66 COIN Workshop on Coordination_ Organization_ Institutions and Norms in Agent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67 CSD Workshop on Critical Systems Development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68 CLIP Workshop on Cross-Language Information Process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69 CHES Workshop on Cryptographic Hardware and Embedded Systems </text:p>
          </table:table-cell>
          <table:table-cell table:style-name="ce4" office:value-type="string">
            <text:p><text:s/>A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70 MobiDE Workshop on Data Engineering for Wireless and Mobile Acces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71 SIGdial Workshop on Discourse and Dialogue </text:p>
          </table:table-cell>
          <table:table-cell table:style-name="ce4" office:value-type="string">
            <text:p><text:s/>B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72 WDAG Workshop on Distributed Algorith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73 DCW Workshop on Distributed Communities on the Web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74 DSM Workshop on Distributed Shared Memory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75 EA Workshop on Early Aspect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76 Emnets Workshop on Embedded Networked Sensor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77 WEA Workshop on Experimental Algorith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78 FTJP Workshop on Formal Techniques for Java Progra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79 GIR Workshop on Geographic Information Retrieval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80 IAPR -TC-15 Workshop on Graph-based Representations in Pattern Recognition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81 HOTNETS Workshop on Hot Topics in Network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82 IPT Workshop on Immersive Projection Technology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83 WITS Workshop on Information Technologies and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84 ISEAT Workshop on Integration of Software Engineering and Agent Technolog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85 JSSPP Workshop on Job Scheduling Strategies for Parallel Processing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86 WoLLIC Workshop on Logic_ Language_ Information and Comput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87 MAMA Workshop on Mathematical Performance Modeling and Analysi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88 AIED Workshop on Motivation and Affect in Educational Software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89 MIS Workshop on Multimedia Information System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0 MPOOL Workshop on Multiparadigm Programming with Object Oriented Language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1 NIDISC Workshop on Nature Inspired Distributed Computing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2 NetGames Workshop on Network and System Support for Game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3 OTA Workshop on Optimization: Theories and Application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4 SPEC Workshop on Security and Privacy in E-commerc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5 SAVCBS Workshop on Specification and Verification of Component-Based System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6 WAFR Workshop on the Algorithmic Foundations of Robotics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7 ED-MEDIA World Conference on Educational Multimedia_ Hypermedia and Telecommunications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8 ICDE World Conference on Open Learning and Distance Educ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999 WebNet World Conference on the WWW and Internet </text:p>
          </table:table-cell>
          <table:table-cell table:style-name="ce4" office:value-type="string">
            <text:p><text:s/>B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0 WCSMO World Congress on Structural and Multidisciplinary Optimizatio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1 IHC Simpósio sobre Fatores Humanos em Sistemas Computacionais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2 SBAC-PAD International Symposium on Computer Architecture and High Performa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3 SBBD Simpósio Brasileiro de Bancos de Dados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4 SBCCI Symposium on Integrated Circuits and Systems Design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5 SBES Simpósio Brasileiro de Engenharia de Software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6 SBIA Brazilian Symposium on Artificial Intelligence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7 SBLP Simpósio Brasileiro de Linguagens de Programação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8 SBMF Simpósio Brasileiro de Métodos Formais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09 SBRC Simpósio Brasileiro de Redes de Computadores e Sistemas Distribuídos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10 SBRN Simpósio Brasileiro de Redes Neurais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11 SIBGRAPI Brazilian Symposium on Computer Graphics and Image Processing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12 WEBMEDIA Brazilian Symposium on Multimedia and the Web </text:p>
          </table:table-cell>
          <table:table-cell table:style-name="ce4" office:value-type="string">
            <text:p><text:s/>B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13 BSB Brazilian Symposium on Bioinformatics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14 CLEI Conferencia Latinoamericana de Informática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15 GeoInfo Simpósio Brasileiro de Geoinformática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16 SBCARS Simpósio Brasileiro de Componentes, Arquiteturas e Reutilização de Software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17 SBPO Simpósio Brasileiro de Pesquisa Operacional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18 SBSEG Simpósio de Segurança da Informação e Sistemas Computacionais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19 SEMISH Seminário Integrado de Software e Hardware (SEMISH)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20 SVR Symposium on Virtual and Augmented Reality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21 WDBC Worshop Brasileiro de Desenvolvimento Baseado em Componentes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22 WoLLIC Workshop on Logic, Language, Information and Computation 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23 WPERFORMANCE Workshop em Desempenho de Sistemas Computacionais e de Comunicação</text:p>
          </table:table-cell>
          <table:table-cell table:style-name="ce4" office:value-type="string">
            <text:p><text:s/>B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24 ESELAW Experimental Software Engineering Latin American Workshop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25 IDEAS Iberoamerican Workshop on Requirements Engineering and Software Environment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26 LA-WASP Latin American Workshop on Aspect-Oriented Software Development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27 PROPOR Workshop on Computational Processing of the Portuguese Language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28 SBCM Simpósio Brasileiro de Computação Musical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29 SBGames Simpósio Brasileiro de Jogos e Entretenimento Digital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30 SBIE Simpósio Brasileiro de Informática na Educação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31 SBQS Simpósio Brasileiro de Qualidade de Software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32 SBSC Simpósio Brasileiro de Sistemas Colaborativos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33 SBSI Simpósio Brasileiro de Sistemas de Informação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34 SEAS Workshop on Software Engineering for Agent-Oriented Systems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35 SSI Symposium on System and Information Security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36 WAAMD Workshop em Algoritmos e Aplicações de Mineração de Dados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37 WCGA 􀀺􀁒􀁕􀁎􀁖􀁋􀁒􀁓􀀃􀁇􀁈􀀃􀀦􀁒􀁐􀁓􀁘􀁗􀁄􀂩􀂥􀁒􀀃􀁈􀁐􀀃􀀪􀁕􀁄􀁇􀁈􀀃􀁈􀀃􀀤􀁓􀁏􀁌􀁆􀁄􀂩􀂷􀁈􀁖􀀃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38 WDL Workshop de Bibliotecas Digitais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39 WEI Workshop sobre Educação em Computação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40 WER Workshop de Engenharia de Requisitos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41 WGRS 􀀺􀁒􀁕􀁎􀁖􀁋􀁒􀁓􀀃􀁇􀁈􀀃􀀪􀁈􀁕􀂬􀁑􀁆􀁌􀁄􀀃􀁈􀀃􀀲􀁓􀁈􀁕􀁄􀂩􀂥􀁒􀀃􀁇􀁈􀀃􀀵􀁈􀁇􀁈􀁖􀀃􀁈􀀃􀀶􀁈􀁕􀁙􀁌􀂩􀁒􀁖􀀃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42 WIE Workshop sobre Informática na Escola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43 WOMSDE Workshop on Ontologies and Metamodels in Software Engineering (WOMSDE)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44 WP2P 􀀺􀁒􀁕􀁎􀁖􀁋􀁒􀁓􀀃􀁇􀁈􀀃􀀳􀁈􀁈􀁕􀀐􀁗􀁒􀀐􀀳􀁈􀁈􀁕􀀃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45 WSCAD Workshop em Sistemas Computacionais de Alto Desempenho 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46 WSO Workshop de Sistemas Operacionais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47 WTF Workshop de Testes e Tolerância a Falhas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1048 WTR 􀀺􀁒􀁕􀁎􀁖􀁋􀁒􀁓􀀃􀀥􀁕􀁄􀁖􀁌􀁏􀁈􀁌􀁕􀁒􀀃􀁇􀁈􀀃􀀷􀁈􀁐􀁓􀁒􀀃􀀵􀁈􀁄􀁏􀀃􀁈􀀃􀀶􀁌􀁖􀁗􀁈􀁐􀁄􀁖􀀃􀀨􀁐􀁅􀁄􀁕􀁆􀁄􀁇􀁒􀁖􀀃</text:p>
          </table:table-cell>
          <table:table-cell table:style-name="ce4" office:value-type="string">
            <text:p><text:s/>B5</text:p>
          </table:table-cell>
          <table:table-cell table:number-columns-repeated="1022"/>
        </table:table-row>
        <table:table-row table:style-name="ro2" table:number-rows-repeated="1047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number number:decimal-places="0" number:min-integer-digits="1" number:grouping="true"/>
      <number:text> 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number number:decimal-places="2" number:min-integer-digits="1" number:grouping="true"/>
      <number:text> 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3cm" fo:margin-right="1.3cm" style:first-page-number="continue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/04/2011</text:date>, <text:time>21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son Fidalgo</meta:initial-creator>
    <meta:creation-date>2010-03-10T19:05:39</meta:creation-date>
    <dc:creator>Robson Fidalgo</dc:creator>
    <dc:date>2010-03-23T14:37:31</dc:date>
    <meta:generator>OpenOffice.org/3.2$Unix OpenOffice.org_project/320m12$Build-9483</meta:generator>
    <meta:document-statistic meta:table-count="1" meta:cell-count="2096" meta:object-count="0"/>
  </office:meta>
</office:document-meta>
</file>